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165in"/>
    </style:style>
    <style:style style:name="co2" style:family="table-column">
      <style:table-column-properties fo:break-before="auto" style:column-width="1.6791in"/>
    </style:style>
    <style:style style:name="co3" style:family="table-column">
      <style:table-column-properties fo:break-before="auto" style:column-width="1.9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fo:color="#ffffff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a933"/>
      <style:text-properties style:use-window-font-color="true"/>
    </style:style>
    <style:style style:name="ce6" style:family="table-cell" style:parent-style-name="Default">
      <style:table-cell-properties fo:background-color="#2a6099"/>
      <style:text-properties fo:color="#ffffff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>
      <style:table-cell-properties fo:background-color="#800080"/>
    </style:style>
    <style:style style:name="ce10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6379" table:default-cell-style-name="Default"/>
        <table:table-row table:style-name="ro1"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nnector</text:p>
          </table:table-cell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Wire Color</text:p>
          </table:table-cell>
          <table:table-cell table:style-name="ce1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attery mount </text:p>
          </table:table-cell>
          <table:table-cell office:value-type="string" calcext:value-type="string">
            <text:p>Black, 6 pin, male (accessories senso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table:style-name="ce2" office:value-type="string" calcext:value-type="string">
            <text:p>Red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hrottle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as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rake</text:p>
          </table:table-cell>
          <table:table-cell table:style-name="ce6"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otorTemp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Orange, 3 pin, female (motor senso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1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S2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S3</text:p>
          </table:table-cell>
          <table:table-cell table:style-name="ce6"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Yellow, 3 pin, male (motor pha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1 (gros)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P2 (gros)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P3 (gros)</text:p>
          </table:table-cell>
          <table:table-cell table:style-name="ce6"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ed, 2 pin, male (5V supp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rame mount</text:p>
          </table:table-cell>
          <table:table-cell office:value-type="string" calcext:value-type="string">
            <text:p>Blue, 4 pin, female (brake senso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+5V</text:p>
          </table:table-cell>
          <table:table-cell table:style-name="ce2" office:value-type="string" calcext:value-type="string">
            <text:p>Red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Orange, 3 pin, male (thrott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table:style-name="ce9" office:value-type="string" calcext:value-type="string">
            <text:p>Purpl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hrottle</text:p>
          </table:table-cell>
          <table:table-cell table:style-name="ce10" office:value-type="string" calcext:value-type="string">
            <text:p>Gray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Orange, 3 pin, female (pa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table:style-name="ce2" office:value-type="string" calcext:value-type="string">
            <text:p>Red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s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lack, 9 pin, female (motor relat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1 (gros)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style-name="ce2" office:value-type="string" calcext:value-type="string">
            <text:p>Red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S3</text:p>
          </table:table-cell>
          <table:table-cell table:style-name="ce6"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S1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P2 (gros)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S2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3 (gros)</text:p>
          </table:table-cell>
          <table:table-cell table:style-name="ce6"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otorTemp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/00/0000</text:date>, <text:time style:data-style-name="N2" text:time-value="16:16:48.8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12:37:13.476000000</meta:creation-date>
    <meta:generator>LibreOffice/7.6.4.1$Windows_X86_64 LibreOffice_project/e19e193f88cd6c0525a17fb7a176ed8e6a3e2aa1</meta:generator>
    <dc:date>2024-08-25T16:31:11.580000000</dc:date>
    <meta:editing-duration>PT2H13M25S</meta:editing-duration>
    <meta:editing-cycles>9</meta:editing-cycles>
    <meta:document-statistic meta:table-count="1" meta:cell-count="112" meta:object-count="0"/>
  </office:meta>
</office:document-meta>
</file>